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88cf" officeooo:paragraph-rsid="001488cf"/>
    </style:style>
    <style:style style:name="P2" style:family="paragraph" style:parent-style-name="Standard">
      <style:text-properties officeooo:rsid="0014a42d" officeooo:paragraph-rsid="0014a42d"/>
    </style:style>
    <style:style style:name="P3" style:family="paragraph" style:parent-style-name="Standard">
      <style:text-properties officeooo:rsid="0016172d" officeooo:paragraph-rsid="0016172d"/>
    </style:style>
    <style:style style:name="P4" style:family="paragraph" style:parent-style-name="Standard">
      <style:text-properties officeooo:rsid="0016cd47" officeooo:paragraph-rsid="0016cd47"/>
    </style:style>
    <style:style style:name="P5" style:family="paragraph" style:parent-style-name="Standard">
      <style:paragraph-properties fo:text-align="center" style:justify-single-word="false"/>
      <style:text-properties officeooo:rsid="0016cd47" officeooo:paragraph-rsid="0016cd47"/>
    </style:style>
    <style:style style:name="P6" style:family="paragraph" style:parent-style-name="Standard">
      <style:text-properties officeooo:rsid="001768ad" officeooo:paragraph-rsid="001768ad"/>
    </style:style>
    <style:style style:name="P7" style:family="paragraph" style:parent-style-name="Standard">
      <style:text-properties officeooo:rsid="0018d08f" officeooo:paragraph-rsid="0018d08f"/>
    </style:style>
    <style:style style:name="P8" style:family="paragraph" style:parent-style-name="Standard">
      <style:text-properties officeooo:paragraph-rsid="0018d08f"/>
    </style:style>
    <style:style style:name="P9" style:family="paragraph" style:parent-style-name="Standard">
      <style:text-properties officeooo:rsid="001b8f50" officeooo:paragraph-rsid="001b8f50"/>
    </style:style>
    <style:style style:name="P10" style:family="paragraph" style:parent-style-name="Standard">
      <style:text-properties officeooo:rsid="001be3cd" officeooo:paragraph-rsid="001be3cd"/>
    </style:style>
    <style:style style:name="P11" style:family="paragraph" style:parent-style-name="Standard">
      <style:paragraph-properties fo:text-align="center" style:justify-single-word="false"/>
      <style:text-properties fo:font-size="15pt" fo:font-weight="bold" officeooo:rsid="001a0082" officeooo:paragraph-rsid="001a0082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5pt" style:text-underline-style="solid" style:text-underline-width="auto" style:text-underline-color="font-color" fo:font-weight="bold" officeooo:rsid="0014a42d" officeooo:paragraph-rsid="0014a42d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5pt" style:text-underline-style="solid" style:text-underline-width="auto" style:text-underline-color="font-color" fo:font-weight="bold" officeooo:rsid="0016172d" officeooo:paragraph-rsid="0016172d" style:font-size-asian="15pt" style:font-weight-asian="bold" style:font-size-complex="15pt" style:font-weight-complex="bold"/>
    </style:style>
    <style:style style:name="P14" style:family="paragraph" style:parent-style-name="Standard">
      <style:text-properties officeooo:rsid="0021c31f" officeooo:paragraph-rsid="0021c31f"/>
    </style:style>
    <style:style style:name="P15" style:family="paragraph" style:parent-style-name="Standard">
      <style:text-properties officeooo:rsid="00237b22" officeooo:paragraph-rsid="00237b22"/>
    </style:style>
    <style:style style:name="P16" style:family="paragraph" style:parent-style-name="Standard">
      <style:text-properties fo:font-weight="bold" officeooo:rsid="001d7a1f" officeooo:paragraph-rsid="001d7a1f" style:font-weight-asian="bold" style:font-weight-complex="bold"/>
    </style:style>
    <style:style style:name="P17" style:family="paragraph" style:parent-style-name="Standard">
      <style:text-properties officeooo:rsid="0024b464" officeooo:paragraph-rsid="0024b464"/>
    </style:style>
    <style:style style:name="P18" style:family="paragraph" style:parent-style-name="Standard">
      <style:text-properties officeooo:paragraph-rsid="0014a42d"/>
    </style:style>
    <style:style style:name="P19" style:family="paragraph" style:parent-style-name="Standard">
      <style:text-properties officeooo:rsid="0026a6b8" officeooo:paragraph-rsid="0026a6b8"/>
    </style:style>
    <style:style style:name="P20" style:family="paragraph" style:parent-style-name="Standard">
      <style:text-properties officeooo:rsid="0027169f" officeooo:paragraph-rsid="0027169f"/>
    </style:style>
    <style:style style:name="P21" style:family="paragraph" style:parent-style-name="Standard">
      <style:text-properties officeooo:rsid="0026a6b8" officeooo:paragraph-rsid="0027169f"/>
    </style:style>
    <style:style style:name="P22" style:family="paragraph" style:parent-style-name="Standard">
      <style:text-properties officeooo:rsid="00237b22" officeooo:paragraph-rsid="00237b22"/>
    </style:style>
    <style:style style:name="P23" style:family="paragraph" style:parent-style-name="Standard">
      <style:text-properties officeooo:rsid="00291d05" officeooo:paragraph-rsid="00291d05"/>
    </style:style>
    <style:style style:name="P24" style:family="paragraph" style:parent-style-name="Standard">
      <style:text-properties officeooo:rsid="00295523" officeooo:paragraph-rsid="00295523"/>
    </style:style>
    <style:style style:name="T1" style:family="text">
      <style:text-properties officeooo:rsid="001768ad"/>
    </style:style>
    <style:style style:name="T2" style:family="text">
      <style:text-properties officeooo:rsid="0018d08f"/>
    </style:style>
    <style:style style:name="T3" style:family="text">
      <style:text-properties officeooo:rsid="001d7a1f"/>
    </style:style>
    <style:style style:name="T4" style:family="text">
      <style:text-properties officeooo:rsid="002081e5"/>
    </style:style>
    <style:style style:name="T5" style:family="text">
      <style:text-properties officeooo:rsid="0021c31f"/>
    </style:style>
    <style:style style:name="T6" style:family="text">
      <style:text-properties officeooo:rsid="0024b464"/>
    </style:style>
    <style:style style:name="T7" style:family="text">
      <style:text-properties officeooo:rsid="0014a4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ahier des charges du Zoo des fous</text:p>
      <text:p text:style-name="P1"/>
      <text:p text:style-name="P1"/>
      <text:p text:style-name="P1">Comment rendre le projet intéressant ?</text:p>
      <text:p text:style-name="P1">Intelligence artificielle ?</text:p>
      <text:p text:style-name="P1">Algorithmie : </text:p>
      <text:p text:style-name="P1">. L’algorithme qui gère les cycles de vie : plutôt basique. Peut créer la surprise à l’aide de génération d’événement intéressant. </text:p>
      <text:p text:style-name="P1">. L’algorithme qui va générer une partie : créer une partie unique à chaque partie. Créer un espace <text:s text:c="7"/>qui modifie l’interaction. </text:p>
      <text:p text:style-name="P1"/>
      <text:p text:style-name="P2">Le joueur : « Je veux gérer un zoo en ligne, vivre une expérience incroyable, rigoler, établir une stratégie. Je veux aussi pouvoir sauvegarder ma partie en ligne à n’importe quel moment. La reprendre à n’importe quel moment. Que ma partie continue d’évoluer sans moi pendant que je n’y joue pas. Je veux pouvoir comparer ma partie avec celle des autres. »</text:p>
      <text:p text:style-name="P1"/>
      <text:p text:style-name="P3">Faire une appli mobile avec React Native ?</text:p>
      <text:p text:style-name="P3"/>
      <text:p text:style-name="P16">Fonctionnalités :</text:p>
      <text:p text:style-name="P10">-<text:span text:style-name="T3">Bouton enregistrer la partie</text:span></text:p>
      <text:p text:style-name="P10">-<text:span text:style-name="T3">Enregistrement automatique de la partie</text:span></text:p>
      <text:p text:style-name="P10">-<text:span text:style-name="T6">Menu pour ajouter un client, un </text:span></text:p>
      <text:p text:style-name="P10"/>
      <text:p text:style-name="P12">Front-End :</text:p>
      <text:p text:style-name="P18"><text:span text:style-name="T6">T</text:span><text:span text:style-name="T7">echnos : Tailwind, React, Axios</text:span></text:p>
      <text:p text:style-name="P6"/>
      <text:p text:style-name="P6"><text:span text:style-name="T6">Difficulté : </text:span>Simuler l’arrivée de client en fonction de la difficulté choisie.</text:p>
      <text:p text:style-name="P6">Ajouter <text:span text:style-name="T2">des </text:span>stands, des employés.</text:p>
      <text:p text:style-name="P6">Système monétaire </text:p>
      <text:p text:style-name="P4">Pour simuler le temps écoulé dans la reprise d’une partie après un certain temps: il faudra pouvoir calculer tous <text:span text:style-name="T6">l</text:span>es cycles en accéléré</text:p>
      <text:p text:style-name="P4"/>
      <text:p text:style-name="P13">Back-<text:span text:style-name="T1">E</text:span>nd :</text:p>
      <text:p text:style-name="P3"><text:span text:style-name="T1">Technos : </text:span>Mongoose, Express, Node, MongoDb</text:p>
      <text:p text:style-name="P3"/>
      <text:p text:style-name="P4">Enregistrer la partie</text:p>
      <text:p text:style-name="P17">Créer plusieurs parties</text:p>
      <text:p text:style-name="P4">Envoyer un partie <text:span text:style-name="T1">sauvegardé au client (joueur)</text:span></text:p>
      <text:p text:style-name="P4">Se connecter (donc logger/api/sécurité token jwt etc)</text:p>
      <text:p text:style-name="P4"/>
      <text:p text:style-name="P7">Multijoueur :</text:p>
      <text:p text:style-name="P4">Visualiser les statistiques des parties des autres joueurs amis. <text:s/></text:p>
      <text:p text:style-name="P4"/>
      <text:p text:style-name="P4"/>
      <text:p text:style-name="P5">-----------------------------------------------------------------------------------------------------------------</text:p>
      <text:p text:style-name="P17"/>
      <text:p text:style-name="P4"/>
      <text:p text:style-name="P8"><text:span text:style-name="T4">Version1.0</text:span><text:span text:style-name="T2"> : Seulement une partie simulée avec des choix de départ, Connexion pour enregistrer la partie et la récupérer.</text:span></text:p>
      <text:p text:style-name="P7"/>
      <text:p text:style-name="P9">Problème qui sera rencontrer au fil des mises à jours : les schémas, il ne faut pas les partager au risque de rencontrer des problèmes lorsqu’il faudra les transférer d’une collection à une autre</text:p>
      <text:p text:style-name="P9"><text:soft-page-break/>→<text:span text:style-name="T5"> Donc j’enregistre chaque objet dans des collections bien séparées pour éviter ce type de conflit</text:span></text:p>
      <text:p text:style-name="P19">Stocker toute la partie dans une seule collection ? </text:p>
      <text:p text:style-name="P10"/>
      <text:p text:style-name="P10"/>
      <text:p text:style-name="P10"/>
      <text:p text:style-name="P14">Les différentes collections :</text:p>
      <text:p text:style-name="P14">Sécu</text:p>
      <text:p text:style-name="P14">Soigneur</text:p>
      <text:p text:style-name="P14">Adulte</text:p>
      <text:p text:style-name="P14">Enfant</text:p>
      <text:p text:style-name="P14"/>
      <text:p text:style-name="P14">Singe </text:p>
      <text:p text:style-name="P14">Vache</text:p>
      <text:p text:style-name="P14"/>
      <text:p text:style-name="P17">User :</text:p>
      <text:p text:style-name="P17">Id </text:p>
      <text:p text:style-name="P19">parties </text:p>
      <text:p text:style-name="P19">password</text:p>
      <text:p text:style-name="P19"/>
      <text:p text:style-name="P19">Save :</text:p>
      <text:p text:style-name="P19">UserId</text:p>
      <text:p text:style-name="P19">Money</text:p>
      <text:p text:style-name="P20">Clients<text:tab/><text:tab/></text:p>
      <text:p text:style-name="P20">Employees</text:p>
      <text:p text:style-name="P20">Stands</text:p>
      <text:p text:style-name="P20">Animals</text:p>
      <text:p text:style-name="P20">Cage</text:p>
      <text:p text:style-name="P19">Time</text:p>
      <text:p text:style-name="P20">StartTime</text:p>
      <text:p text:style-name="P21">CreatedAt</text:p>
      <text:p text:style-name="P19"/>
      <text:p text:style-name="P14"/>
      <text:p text:style-name="P14"/>
      <text:p text:style-name="P15">Attaque de gitans : Lopez </text:p>
      <text:p text:style-name="P15">Et Didier est mort : Musique de mort d’un personnage</text:p>
      <text:p text:style-name="P15">Du sang de la violence et du ***</text:p>
      <text:p text:style-name="P15">Reproduction de singe et d’humains : Apparition de chimères</text:p>
      <text:p text:style-name="P23"/>
      <text:p text:style-name="P23"/>
      <text:p text:style-name="P24">Récupérer une partie</text:p>
      <text:p text:style-name="P24">Générer tous les objets à partir des données récupérés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10:30:01.293326069</meta:creation-date>
    <meta:generator>LibreOffice/6.4.7.2$Linux_X86_64 LibreOffice_project/40$Build-2</meta:generator>
    <dc:date>2022-03-17T16:29:02.994303184</dc:date>
    <meta:editing-duration>PT7H16M41S</meta:editing-duration>
    <meta:editing-cycles>6</meta:editing-cycles>
    <meta:document-statistic meta:table-count="0" meta:image-count="0" meta:object-count="0" meta:page-count="2" meta:paragraph-count="59" meta:word-count="385" meta:character-count="2464" meta:non-whitespace-character-count="2116"/>
  </office:meta>
</office:document-meta>
</file>